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text:soft-page-break/>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text:soft-page-break/>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of the likes of Bitcoin, Microsoft points, and _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3T12:24:33.617000000</dc:date>
    <meta:editing-duration>PT11M24S</meta:editing-duration>
    <meta:editing-cycles>25</meta:editing-cycles>
    <meta:generator>LibreOffice/7.2.1.2$Windows_X86_64 LibreOffice_project/87b77fad49947c1441b67c559c339af8f3517e22</meta:generator>
    <meta:document-statistic meta:table-count="0" meta:image-count="0" meta:object-count="0" meta:page-count="181" meta:paragraph-count="2317" meta:word-count="117105" meta:character-count="646939" meta:non-whitespace-character-count="523774"/>
  </office:meta>
</office:document-meta>
</file>